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3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margin-left="0.03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.499cm" fo:margin-right="0cm" fo:line-height="150%" fo:text-align="start" style:justify-single-word="false" fo:text-indent="0cm" style:auto-text-indent="false" fo:background-color="transparent">
        <style:background-image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.499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.499cm" fo:margin-right="0cm" fo:line-height="150%" fo:text-align="end" style:justify-single-word="false" fo:text-indent="0cm" style:auto-text-indent="false" fo:background-color="transparent">
        <style:background-image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И НАУКИ</text:p>
      <text:p text:style-name="P1">РОССИЙСКОЙ ФЕДЕРАЦИИ</text:p>
      <text:p text:style-name="P1"/>
      <text:p text:style-name="P1"/>
      <text:p text:style-name="P2">АРЗАМАССКИЙ ПОЛИТЕХНИЧЕСКИЙ ИНСТИТУТ (филиал)</text:p>
      <text:p text:style-name="P2">НИЖЕГОРОДСКОГО ГОСУДАРСТВЕННОГО</text:p>
      <text:p text:style-name="P2">ТЕХНИЧЕСКОГО УНИВЕРСИТЕТА</text:p>
      <text:p text:style-name="P2">им. Р. Е. Алексеева</text:p>
      <text:p text:style-name="P2"/>
      <text:p text:style-name="P2"/>
      <text:p text:style-name="P3">Факультет <text:span text:style-name="T1">ИЭП<text:tab/><text:tab/><text:tab/><text:tab/><text:tab/>КР-НГТУ-210200.62-(АВР 09-1)-08-12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ПОЯСНИТЕЛЬНАЯ ЗАПИСКА</text:span></text:p>
      <text:p text:style-name="P4">к курсовой работе</text:p>
      <text:p text:style-name="P4">по дисциплине: «Основы радиоэлектроники и связи»</text:p>
      <text:p text:style-name="P4"/>
      <text:p text:style-name="P4"/>
      <text:p text:style-name="P4"/>
      <text:p text:style-name="P4"/>
      <text:p text:style-name="P4"/>
      <text:p text:style-name="P5">Выполнил:<text:tab/><text:tab/><text:tab/><text:tab/></text:p>
      <text:p text:style-name="P5">Студент факультета ИЭП<text:tab/></text:p>
      <text:p text:style-name="P5">группа АВР 09-1<text:tab/><text:tab/><text:tab/></text:p>
      <text:p text:style-name="P5">Муртазина Е.В.<text:tab/><text:tab/><text:tab/></text:p>
      <text:p text:style-name="P5"/>
      <text:p text:style-name="P5">Руководитель:<text:tab/><text:tab/><text:tab/></text:p>
      <text:p text:style-name="P5">Хапов Д.А.<text:tab/><text:tab/><text:tab/><text:tab/></text:p>
      <text:p text:style-name="P5"/>
      <text:p text:style-name="P5"/>
      <text:p text:style-name="P4">г. Арзамас, 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773cm" fo:margin-left="2.028cm" fo:margin-right="1.06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uslan Murtazin</meta:initial-creator>
    <meta:creation-date>2012-12-20T20:34:08.07</meta:creation-date>
    <dc:date>2012-12-20T20:45:46.31</dc:date>
    <dc:creator>Ruslan Murtazin</dc:creator>
    <meta:editing-duration>PT11M37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17" meta:word-count="48" meta:character-count="427"/>
  </office:meta>
</office:document-meta>
</file>